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text-position="super 63.6%"/>
    </style:style>
    <style:style style:name="T3" style:parent-style-name="Standaardalinea-lettertype" style:family="text">
      <style:text-properties style:text-position="super 63.6%"/>
    </style:style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Standa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Verslag applicatie test 1<text:span text:style-name="T2">e</text:span><text:s/>jaars</text:p>
      <text:p text:style-name="Standaard">18-11-2022</text:p>
      <text:p text:style-name="Standaard">Op vrijdag 18 november hebben Justin, Lucas en Wim de software laten testen door 1<text:span text:style-name="T3">e</text:span><text:s/>jaars studenten onder begeleiding van Justin en Edwin hieruit hebben we veel feedback terug gekregen en de applicatie in praktijk kunnen testen als versie 1.0<text:s/></text:p>
      <text:p text:style-name="Standaard">We hebben wat vragen gesteld aan de klas om feedback te ontvangen. Hieronder de vragen die hadden en de feedback die we ontvangen hebben,</text:p>
      <text:p text:style-name="Standaard">Wat is jullie eerste indruk van de applicatie?</text:p>
      <text:list text:style-name="LFO1" text:continue-numbering="true">
        <text:list-item>
          <text:p text:style-name="P4">Knap voor studenten, werkt simpel en soepel ziet er netjes uit</text:p>
        </text:list-item>
        <text:list-item>
          <text:p text:style-name="P5">Alle functies werken naar toebehoren en het is goed gemaakt</text:p>
        </text:list-item>
      </text:list>
      <text:p text:style-name="Standaard">Wat vonden jullie slecht of minder aan de applicatie?</text:p>
      <text:list text:style-name="LFO1" text:continue-numbering="true">
        <text:list-item>
          <text:p text:style-name="P6">Dat de filmpjes teveel opties hadden (play,stop buttons etc) ipc. Is alleen de fullscreen optie nodig voor de consumer</text:p>
        </text:list-item>
        <text:list-item>
          <text:p text:style-name="P7">De link ziet er raar uit? (met betrekking tot Ao.alkmaar link en geen eigen domein naam)</text:p>
        </text:list-item>
        <text:list-item>
          <text:p text:style-name="P8">Na het controleren van de opdracht zou ik graag de goede antwoorden willen zien</text:p>
        </text:list-item>
        <text:list-item>
          <text:p text:style-name="P9">Het zou makkelijk zijn om de opdracht opnieuw te kunnen uitvoeren zonder de webpagina te hoeven refreshen</text:p>
        </text:list-item>
      </text:list>
      <text:p text:style-name="Standaard">Wat zouden jullie er aan toevoegen vanuit de consumer kant van de applicatie?</text:p>
      <text:list text:style-name="LFO1" text:continue-numbering="true">
        <text:list-item>
          <text:p text:style-name="P10">Op dit onderwerp hebben wij geen feedback gekregen</text:p>
        </text:list-item>
      </text:list>
      <text:p text:style-name="Standaard">Naast het verslag is er een Video fragment beschikbaar via de onderstaande link,</text:p>
      <text:p text:style-name="Standaard">&lt;INSERT GITHUB LINK HERE&gt; (staat<text:s/>op 20/11/2022 nog niet online)</text:p>
      <text:p text:style-name="Standaard"/>
      <text:p text:style-name="Standaard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ult, Wim van de</meta:initial-creator>
    <dc:creator>Bult, Wim van de</dc:creator>
    <meta:creation-date>2022-11-20T17:53:00Z</meta:creation-date>
    <dc:date>2022-11-20T17:53:00Z</dc:date>
    <meta:template xlink:href="Normal" xlink:type="simple"/>
    <meta:editing-cycles>2</meta:editing-cycles>
    <meta:editing-duration>PT600S</meta:editing-duration>
    <meta:document-statistic meta:page-count="1" meta:paragraph-count="2" meta:word-count="197" meta:character-count="1319" meta:row-count="9" meta:non-whitespace-character-count="1124"/>
  </office:meta>
</office:document-meta>
</file>